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http://unmc.edu/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https://nhs-adoptions.appspot.com</text:p><text:p text:style-name="rststyle-lineblock1">Src: 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http://code.google.com/p/wbcms</text:p><text:p text:style-name="rststyle-lineblock1">Src: 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https://github.com/westurner/provis (2014) -- Packer, Vagrant, Salt, <text:span text:style-name="rststyle-emphasis">Make</text:span>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p text:style-name="rststyle-lineblock1">Src: https://bitbucket.org/westurner/flowstat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Web: https://westurner.org/self-directed-learning/</text:p><text:p text:style-name="rststyle-lineblock1">Src: https://github.com/westurner/self-directed-learning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Web: 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Src: https://github.com/westurner/redem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https://westurner.org/redditlog/</text:p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Src: 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Src: 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sphinxcontrib-srclinks</text:h><text:p text:style-name="rststyle-lineblock1">Src: https://github.com/westurner/sphinxcontrib-srclinks</text:p></text:section><text:section text:name="Section34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2015: pypfi</text:h><text:p text:style-name="rststyle-lineblock1">Src: https://github.com/westurner/pypfi</text:p><text:p text:style-name="rststyle-textbody">Parse a transaction CSV with Python</text:p><text:p text:style-name="rststyle-textbody">And then ofxparse:</text:p><text:list text:style-name="rststyle-bulletlist"><text:list-item><text:p text:style-name="rststyle-bulletitem">https://pypi.python.org/pypi/ofxparse</text:p></text:list-item><text:list-item><text:p text:style-name="rststyle-bulletitem">https://github.com/conda/conda-recipes/blob/762c8e5/ofxparse/meta.yaml</text:p></text:list-item><text:list-item><text:p text:style-name="rststyle-bulletitem">https://github.com/conda/conda-recipes/blob/master/python/ofxparse/meta.yaml</text:p></text:list-item></text:list></text:section><text:section text:name="Section38" text:style-name="Sect3"><text:h text:outline-level="3" text:style-name="rststyle-heading3">2015: pyglobalgoals</text:h><text:p text:style-name="rststyle-lineblock1">Src: https://github.com/westurner/pyglobalgoals</text:p><text:p text:style-name="rststyle-textbody">https://github.com/westurner/pyglobalgoals/blob/master/notebooks/globalgoals-pyglobalgoals.py.ipynb
* https://github.com/westurner/pyglobalgoals/blob/master/notebooks/data/globalgoals.jsonld</text:p></text:section><text:section text:name="Section39" text:style-name="Sect3"><text:h text:outline-level="3" text:style-name="rststyle-heading3">venv</text:h><text:p text:style-name="rststyle-lineblock1">Docs: https://westurner.org/dotfiles/venv</text:p><text:p text:style-name="rststyle-textbody">venv.vim</text:p><text:list text:style-name="rststyle-bulletlist"><text:list-item><text:p text:style-name="rststyle-lineblock1">Src: https://github.com/westurner/venv.vim (<text:span text:style-name="rststyle-inlineliteral">:Cdhere</text:span>,</text:p><text:p text:style-name="rststyle-bulletitem">Line block ends without a blank line.</text:p><text:p text:style-name="rststyle-bulletitem">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list-item></text:list></text:section><text:section text:name="Section40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41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2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westurner.org/wiki/contributions</text:p></text:section></text:section><text:section text:name="Section43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3-08T15:11:25</meta:creation-date>
    <dc:creator>wturner</dc:creator>
    <dc:date>2016-03-08T15:11:25</dc:date>
    <dc:language>en-US</dc:language>
    <meta:editing-cycles>1</meta:editing-cycles>
    <meta:editing-duration>PT00M01S</meta:editing-duration>
    <dc:title>[no title]</dc:title>
  </office:meta>
</office:document-meta>
</file>